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0D9000000A21ED40585AF0F11EE.png" manifest:media-type="image/png"/>
  <manifest:file-entry manifest:full-path="Pictures/10000201000000D9000000A29DAFA495632173CC.png" manifest:media-type="image/png"/>
  <manifest:file-entry manifest:full-path="Pictures/100032470000166F000010C9D09A649F53761F15.svg" manifest:media-type="image/svg+xml"/>
  <manifest:file-entry manifest:full-path="Pictures/10000201000000D9000000A289F98445D2EFEC50.png" manifest:media-type="image/png"/>
  <manifest:file-entry manifest:full-path="Pictures/100023220000166F000010C98BDD6AE25A63C9EA.svg" manifest:media-type="image/svg+xml"/>
  <manifest:file-entry manifest:full-path="Pictures/10000201000000D9000000A24EA1795083A440F4.png" manifest:media-type="image/png"/>
  <manifest:file-entry manifest:full-path="Pictures/10001A900000166F000010C9668920C3477D909C.svg" manifest:media-type="image/svg+xml"/>
  <manifest:file-entry manifest:full-path="Pictures/10000201000000D9000000A21026EFEEE5BE2D63.png" manifest:media-type="image/png"/>
  <manifest:file-entry manifest:full-path="Pictures/10000201000000D9000000A21C15A1265673D353.png" manifest:media-type="image/png"/>
  <manifest:file-entry manifest:full-path="Pictures/100040760000166F000010C9120BF5CB35BD9A33.svg" manifest:media-type="image/svg+xml"/>
  <manifest:file-entry manifest:full-path="Pictures/10000201000000D9000000A26202C34FDF998C3C.png" manifest:media-type="image/png"/>
  <manifest:file-entry manifest:full-path="Pictures/100026D80000166F000010C98A4A87423F9945D3.svg" manifest:media-type="image/svg+xml"/>
  <manifest:file-entry manifest:full-path="Pictures/10002ED10000166F000010C9932716F2D37527C7.svg" manifest:media-type="image/svg+xml"/>
  <manifest:file-entry manifest:full-path="Pictures/10000201000000D9000000A2784DA95E9EA73FB8.png" manifest:media-type="image/png"/>
  <manifest:file-entry manifest:full-path="Pictures/100011FD0000166F000010C90F1DBCEA64DAEF5D.svg" manifest:media-type="image/svg+xml"/>
  <manifest:file-entry manifest:full-path="Pictures/10000201000000D9000000A254D6B4FD6339C92E.png" manifest:media-type="image/png"/>
  <manifest:file-entry manifest:full-path="Pictures/10001A2B0000166F000010C938EC8AA8068E758A.svg" manifest:media-type="image/svg+xml"/>
  <manifest:file-entry manifest:full-path="Pictures/10000201000000D9000000A29E7B0AED45F83E67.png" manifest:media-type="image/png"/>
  <manifest:file-entry manifest:full-path="Pictures/10001CEF0000166F000010C9BA037CF1DE653BF6.svg" manifest:media-type="image/svg+xml"/>
  <manifest:file-entry manifest:full-path="Pictures/100032630000166F000010C9F58F8795E6CB00FC.svg" manifest:media-type="image/svg+xml"/>
  <manifest:file-entry manifest:full-path="Pictures/100019850000166F000010C964FFD20DD43AE974.svg" manifest:media-type="image/svg+xml"/>
  <manifest:file-entry manifest:full-path="Pictures/10000201000000D9000000A250C8FB49C5E2B0F4.png" manifest:media-type="image/png"/>
  <manifest:file-entry manifest:full-path="Pictures/10000201000000D9000000A23255630533D40CC6.png" manifest:media-type="image/png"/>
  <manifest:file-entry manifest:full-path="Pictures/100024F90000166F000010C92517E4A2BB0B5F34.svg" manifest:media-type="image/svg+xml"/>
  <manifest:file-entry manifest:full-path="Pictures/100022590000166F000010C9D7DC7387389C4F6C.svg" manifest:media-type="image/svg+xml"/>
  <manifest:file-entry manifest:full-path="Pictures/10000201000000D9000000A20243357988D126CE.png" manifest:media-type="image/png"/>
  <manifest:file-entry manifest:full-path="Pictures/10000201000000D9000000A2EDEA25893331E5E3.png" manifest:media-type="image/png"/>
  <manifest:file-entry manifest:full-path="Pictures/100015A90000166F000010C9EB5C1CD63F722430.svg" manifest:media-type="image/svg+xml"/>
  <manifest:file-entry manifest:full-path="Pictures/10000201000000D9000000A28179E86957612796.png" manifest:media-type="image/png"/>
  <manifest:file-entry manifest:full-path="Pictures/100019110000166F000010C963270DDB671496A2.svg" manifest:media-type="image/svg+xml"/>
  <manifest:file-entry manifest:full-path="Pictures/1000261F0000166F000010C9E4FB0BC94A1E9F56.svg" manifest:media-type="image/svg+xml"/>
  <manifest:file-entry manifest:full-path="Pictures/100026F00000166F000010C9BBDF812296E1E91B.svg" manifest:media-type="image/svg+xml"/>
  <manifest:file-entry manifest:full-path="Pictures/10000201000000D9000000A27448346A9070E657.png" manifest:media-type="image/png"/>
  <manifest:file-entry manifest:full-path="Pictures/10001D970000166F000010C9E81C85F9135BCB18.svg" manifest:media-type="image/svg+xml"/>
  <manifest:file-entry manifest:full-path="Pictures/10000201000000D9000000A2CEC24B2DD3D68913.png" manifest:media-type="image/png"/>
  <manifest:file-entry manifest:full-path="Pictures/10001F8B0000166F000010C92AFB0065B8A12897.svg" manifest:media-type="image/svg+xml"/>
  <manifest:file-entry manifest:full-path="Pictures/10000201000000D9000000A26FBF416569D6DD3E.png" manifest:media-type="image/png"/>
  <manifest:file-entry manifest:full-path="Pictures/10001CFE0000166F000010C98B65053C0A16CE1B.svg" manifest:media-type="image/svg+xml"/>
  <manifest:file-entry manifest:full-path="Pictures/10000201000000D9000000A28F3E36B23A8A3A80.png" manifest:media-type="image/png"/>
  <manifest:file-entry manifest:full-path="Pictures/10000201000000D9000000A29581901358A9E3F5.png" manifest:media-type="image/png"/>
  <manifest:file-entry manifest:full-path="Pictures/100031A90000166F000010C952F597F64DE748DA.svg" manifest:media-type="image/svg+xml"/>
  <manifest:file-entry manifest:full-path="Pictures/10000201000000D9000000A25751125E762D1E7B.png" manifest:media-type="image/png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style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" manifest:media-type=""/>
  <manifest:file-entry manifest:full-path="ObjectReplacements/Object 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9" manifest:media-type=""/>
  <manifest:file-entry manifest:full-path="ObjectReplacements/Object 14" manifest:media-type=""/>
  <manifest:file-entry manifest:full-path="ObjectReplacements/Object 2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3" manifest:media-type=""/>
  <manifest:file-entry manifest:full-path="ObjectReplacements/Object 18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"/>
  <manifest:file-entry manifest:full-path="ObjectReplacements/Object 12" manifest:media-type="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6/setting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7/settings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content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cm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2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9.97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8.68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7.72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59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4.78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4.88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9cm" fo:min-width="16.2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26pt" style:font-size-asian="26pt" style:font-size-complex="26pt"/>
    </style:style>
    <style:style style:name="P5" style:family="paragraph">
      <loext:graphic-properties draw:fill="none" draw:fill-color="#ffffff"/>
      <style:text-properties style:font-name="Times New Roman" fo:font-size="24pt" style:font-size-asian="24pt" style:font-size-complex="2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32pt" style:font-size-asian="32pt" style:font-size-complex="32pt"/>
    </style:style>
    <style:style style:name="P8" style:family="paragraph">
      <loext:graphic-properties draw:fill="none" draw:fill-color="#ffffff"/>
    </style:style>
    <style:style style:name="T1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2" draw:layer="layout" draw:type="line" svg:x1="29.238cm" svg:y1="14.649cm" svg:x2="29.238cm" svg:y2="16.626cm" svg:d="M29238 14649v1977" svg:viewBox="0 0 1 1978">
          <text:p text:style-name="P1"><text:span text:style-name="T1">~ <text:s text:c="3"/></text:span></text:p>
        </draw:connector>
        <draw:connector draw:style-name="gr1" draw:text-style-name="P2" draw:layer="layout" draw:type="line" svg:x1="30.654cm" svg:y1="14.613cm" svg:x2="30.654cm" svg:y2="16.597cm" svg:d="M30654 14613v1984" svg:viewBox="0 0 1 1985">
          <text:p text:style-name="P1"><text:span text:style-name="T1">= <text:s text:c="4"/></text:span></text:p>
        </draw:connector>
        <draw:frame draw:style-name="gr2" draw:text-style-name="P3" draw:layer="layout" svg:width="0.883cm" svg:height="0.837cm" svg:x="32.291cm" svg:y="17.804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g>
          <draw:g>
            <draw:glue-point draw:id="4" svg:x="0.211cm" svg:y="-2.8cm" draw:escape-direction="up"/>
            <draw:frame draw:style-name="gr3" draw:text-style-name="P3" draw:layer="layout" svg:width="4.63cm" svg:height="3.464cm" svg:x="-9.37cm" svg:y="15.977cm">
              <draw:image xlink:href="Pictures/1000261F0000166F000010C9E4FB0BC94A1E9F56.svg" xlink:type="simple" xlink:show="embed" xlink:actuate="onLoad">
                <text:p/>
              </draw:image>
              <draw:image xlink:href="Pictures/10000201000000D9000000A2EDEA25893331E5E3.png" xlink:type="simple" xlink:show="embed" xlink:actuate="onLoad"/>
            </draw:frame>
            <draw:frame draw:style-name="gr2" draw:text-style-name="P3" draw:layer="layout" svg:width="0.952cm" svg:height="0.663cm" svg:x="-7.379cm" svg:y="16.981cm">
              <loext:p/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draw:g>
        </draw:g>
        <draw:g>
          <draw:glue-point draw:id="4" svg:x="0.485cm" svg:y="-4.165cm" draw:escape-direction="up"/>
          <draw:glue-point draw:id="5" svg:x="3.228cm" svg:y="-4.165cm" draw:escape-direction="up"/>
          <draw:frame draw:style-name="gr3" draw:text-style-name="P3" draw:layer="layout" svg:width="4.63cm" svg:height="3.464cm" svg:x="-13.926cm" svg:y="12.28cm">
            <draw:image xlink:href="Pictures/100022590000166F000010C9D7DC7387389C4F6C.svg" xlink:type="simple" xlink:show="embed" xlink:actuate="onLoad">
              <text:p/>
            </draw:image>
            <draw:image xlink:href="Pictures/10000201000000D9000000A29581901358A9E3F5.png" xlink:type="simple" xlink:show="embed" xlink:actuate="onLoad"/>
          </draw:frame>
          <draw:frame draw:style-name="gr2" draw:text-style-name="P3" draw:layer="layout" svg:width="2.078cm" svg:height="1.253cm" svg:x="-11.701cm" svg:y="12.627cm">
            <loext:p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draw:g>
        <draw:g>
          <draw:glue-point draw:id="4" svg:x="0.211cm" svg:y="-3.432cm" draw:escape-direction="up"/>
          <draw:glue-point draw:id="5" svg:x="3.228cm" svg:y="-3.432cm" draw:escape-direction="up"/>
          <draw:frame draw:style-name="gr3" draw:text-style-name="P3" draw:layer="layout" svg:width="4.63cm" svg:height="3.464cm" svg:x="-13.935cm" svg:y="8.48cm">
            <draw:image xlink:href="Pictures/100024F90000166F000010C92517E4A2BB0B5F34.svg" xlink:type="simple" xlink:show="embed" xlink:actuate="onLoad">
              <text:p/>
            </draw:image>
            <draw:image xlink:href="Pictures/10000201000000D9000000A250C8FB49C5E2B0F4.png" xlink:type="simple" xlink:show="embed" xlink:actuate="onLoad"/>
          </draw:frame>
          <draw:frame draw:style-name="gr2" draw:text-style-name="P3" draw:layer="layout" svg:width="2.217cm" svg:height="1.289cm" svg:x="-11.893cm" svg:y="8.801cm">
            <loext:p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draw:g>
        <draw:g>
          <draw:glue-point draw:id="4" svg:x="1.159cm" svg:y="-3.065cm" draw:escape-direction="up"/>
          <draw:glue-point draw:id="5" svg:x="3.611cm" svg:y="1.81cm" draw:escape-direction="up"/>
          <draw:frame draw:style-name="gr3" draw:text-style-name="P3" draw:layer="layout" svg:width="4.63cm" svg:height="3.464cm" svg:x="32.97cm" svg:y="0.943cm">
            <draw:image xlink:href="Pictures/10001CEF0000166F000010C9BA037CF1DE653BF6.svg" xlink:type="simple" xlink:show="embed" xlink:actuate="onLoad">
              <text:p/>
            </draw:image>
            <draw:image xlink:href="Pictures/10000201000000D9000000A23255630533D40CC6.png" xlink:type="simple" xlink:show="embed" xlink:actuate="onLoad"/>
          </draw:frame>
          <draw:frame draw:style-name="gr2" draw:text-style-name="P3" draw:layer="layout" svg:width="0.977cm" svg:height="1.253cm" svg:x="35.226cm" svg:y="1.328cm">
            <loext:p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style-name="gr2" draw:text-style-name="P3" draw:layer="layout" svg:width="0.812cm" svg:height="1.253cm" svg:x="36.527cm" svg:y="3.129cm">
            <loext:p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draw:g>
        <draw:g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3" draw:text-style-name="P3" draw:layer="layout" svg:width="4.63cm" svg:height="3.464cm" svg:x="32.93cm" svg:y="8.374cm">
            <draw:image xlink:href="Pictures/100032630000166F000010C9F58F8795E6CB00FC.svg" xlink:type="simple" xlink:show="embed" xlink:actuate="onLoad">
              <text:p/>
            </draw:image>
            <draw:image xlink:href="Pictures/10000201000000D9000000A29E7B0AED45F83E67.png" xlink:type="simple" xlink:show="embed" xlink:actuate="onLoad"/>
          </draw:frame>
          <draw:frame draw:style-name="gr2" draw:text-style-name="P3" draw:layer="layout" svg:width="5.006cm" svg:height="1.424cm" svg:x="32.848cm" svg:y="8.8cm">
            <loext:p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draw:g>
        <draw:g>
          <draw:glue-point draw:id="4" svg:x="-1.034cm" svg:y="-4.165cm" draw:escape-direction="up"/>
          <draw:glue-point draw:id="5" svg:x="2.531cm" svg:y="-0.866cm" draw:escape-direction="up"/>
          <draw:frame draw:style-name="gr3" draw:text-style-name="P3" draw:layer="layout" svg:width="4.63cm" svg:height="3.464cm" svg:x="-13.862cm" svg:y="16.002cm">
            <draw:image xlink:href="Pictures/10001CFE0000166F000010C98B65053C0A16CE1B.svg" xlink:type="simple" xlink:show="embed" xlink:actuate="onLoad">
              <text:p/>
            </draw:image>
            <draw:image xlink:href="Pictures/10000201000000D9000000A28179E86957612796.png" xlink:type="simple" xlink:show="embed" xlink:actuate="onLoad"/>
          </draw:frame>
          <draw:frame draw:style-name="gr2" draw:text-style-name="P3" draw:layer="layout" svg:width="0.857cm" svg:height="0.638cm" svg:x="-10.844cm" svg:y="17.708cm">
            <loext:p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style-name="gr2" draw:text-style-name="P3" draw:layer="layout" svg:width="0.947cm" svg:height="0.66cm" svg:x="-12.443cm" svg:y="16.509cm">
            <loext:p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</draw:g>
        <draw:g>
          <draw:glue-point draw:id="4" svg:x="1.434cm" svg:y="-3.533cm" draw:escape-direction="up"/>
          <draw:g>
            <draw:frame draw:style-name="gr3" draw:text-style-name="P3" draw:layer="layout" svg:width="4.63cm" svg:height="3.464cm" svg:x="32.897cm" svg:y="4.591cm">
              <draw:image xlink:href="Pictures/100019110000166F000010C963270DDB671496A2.svg" xlink:type="simple" xlink:show="embed" xlink:actuate="onLoad">
                <text:p/>
              </draw:image>
              <draw:image xlink:href="Pictures/10000201000000D9000000A27448346A9070E657.png" xlink:type="simple" xlink:show="embed" xlink:actuate="onLoad"/>
            </draw:frame>
            <draw:frame draw:style-name="gr2" draw:text-style-name="P3" draw:layer="layout" svg:width="0.9cm" svg:height="0.9cm" svg:x="35.436cm" svg:y="5.434cm">
              <loext:p/>
              <draw:object xlink:href="./Object 19" xlink:type="simple" xlink:show="embed" xlink:actuate="onLoad"/>
              <draw:image xlink:href="./ObjectReplacements/Object 19" xlink:type="simple" xlink:show="embed" xlink:actuate="onLoad"/>
            </draw:frame>
          </draw:g>
        </draw:g>
        <draw:g>
          <draw:glue-point draw:id="4" svg:x="1.034cm" svg:y="-3.533cm" draw:escape-direction="up"/>
          <draw:glue-point draw:id="5" svg:x="4.051cm" svg:y="-3.9cm" draw:escape-direction="up"/>
          <draw:frame draw:style-name="gr3" draw:text-style-name="P3" draw:layer="layout" svg:width="4.63cm" svg:height="3.464cm" svg:x="28.198cm" svg:y="8.382cm">
            <draw:image xlink:href="Pictures/100026F00000166F000010C9BBDF812296E1E91B.svg" xlink:type="simple" xlink:show="embed" xlink:actuate="onLoad">
              <text:p/>
            </draw:image>
            <draw:image xlink:href="Pictures/10000201000000D9000000A2CEC24B2DD3D68913.png" xlink:type="simple" xlink:show="embed" xlink:actuate="onLoad"/>
          </draw:frame>
          <draw:frame draw:style-name="gr2" draw:text-style-name="P3" draw:layer="layout" svg:width="2.107cm" svg:height="1.253cm" svg:x="30.512cm" svg:y="8.592cm">
            <loext:p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</draw:g>
        <draw:g>
          <draw:glue-point draw:id="4" svg:x="0.336cm" svg:y="-3.799cm" draw:escape-direction="up"/>
          <draw:frame draw:style-name="gr3" draw:text-style-name="P3" draw:layer="layout" svg:width="4.63cm" svg:height="3.464cm" svg:x="28.171cm" svg:y="4.591cm">
            <draw:image xlink:href="Pictures/10001F8B0000166F000010C92AFB0065B8A12897.svg" xlink:type="simple" xlink:show="embed" xlink:actuate="onLoad">
              <text:p/>
            </draw:image>
            <draw:image xlink:href="Pictures/10000201000000D9000000A26FBF416569D6DD3E.png" xlink:type="simple" xlink:show="embed" xlink:actuate="onLoad"/>
          </draw:frame>
          <draw:frame draw:style-name="gr2" draw:text-style-name="P3" draw:layer="layout" svg:width="0.88cm" svg:height="0.652cm" svg:x="30.192cm" svg:y="5.194cm">
            <loext:p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</draw:g>
        <draw:g>
          <draw:glue-point draw:id="4" svg:x="-0.062cm" svg:y="-0.499cm" draw:escape-direction="up"/>
          <draw:glue-point draw:id="5" svg:x="2.406cm" svg:y="-2.332cm" draw:escape-direction="up"/>
          <draw:frame draw:style-name="gr3" draw:text-style-name="P3" draw:layer="layout" svg:width="4.63cm" svg:height="3.464cm" svg:x="-4.778cm" svg:y="0.897cm">
            <draw:image xlink:href="Pictures/100031A90000166F000010C952F597F64DE748DA.svg" xlink:type="simple" xlink:show="embed" xlink:actuate="onLoad">
              <text:p/>
            </draw:image>
            <draw:image xlink:href="Pictures/10000201000000D9000000A25751125E762D1E7B.png" xlink:type="simple" xlink:show="embed" xlink:actuate="onLoad"/>
          </draw:frame>
          <draw:frame draw:style-name="gr2" draw:text-style-name="P3" draw:layer="layout" svg:width="0.947cm" svg:height="0.66cm" svg:x="-1.767cm" svg:y="2.062cm">
            <loext:p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style-name="gr2" draw:text-style-name="P3" draw:layer="layout" svg:width="0.883cm" svg:height="0.837cm" svg:x="-2.867cm" svg:y="2.662cm">
            <loext:p/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</draw:g>
        <draw:g>
          <draw:glue-point draw:id="4" svg:x="3.354cm" svg:y="-3.432cm" draw:escape-direction="up"/>
          <draw:glue-point draw:id="5" svg:x="0.336cm" svg:y="-3.432cm" draw:escape-direction="up"/>
          <draw:frame draw:style-name="gr3" draw:text-style-name="P3" draw:layer="layout" svg:width="4.63cm" svg:height="3.464cm" svg:x="-4.758cm" svg:y="8.52cm">
            <draw:image xlink:href="Pictures/10001D970000166F000010C9E81C85F9135BCB18.svg" xlink:type="simple" xlink:show="embed" xlink:actuate="onLoad">
              <text:p/>
            </draw:image>
            <draw:image xlink:href="Pictures/10000201000000D9000000A28F3E36B23A8A3A80.png" xlink:type="simple" xlink:show="embed" xlink:actuate="onLoad"/>
          </draw:frame>
          <draw:frame draw:style-name="gr2" draw:text-style-name="P3" draw:layer="layout" svg:width="2.127cm" svg:height="1.283cm" svg:x="-2.607cm" svg:y="9.134cm">
            <loext:p/>
            <draw:object xlink:href="./Object 24" xlink:type="simple" xlink:show="embed" xlink:actuate="onLoad"/>
            <draw:image xlink:href="./ObjectReplacements/Object 24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>
          <draw:glue-point draw:id="4" svg:x="-2.131cm" svg:y="-2.433cm" draw:escape-direction="up"/>
          <draw:glue-point draw:id="5" svg:x="0.611cm" svg:y="-2.433cm" draw:escape-direction="up"/>
          <draw:frame draw:style-name="gr3" draw:text-style-name="P3" draw:layer="layout" svg:width="4.63cm" svg:height="3.464cm" svg:x="-4.753cm" svg:y="12.301cm">
            <draw:image xlink:href="Pictures/10001A2B0000166F000010C938EC8AA8068E758A.svg" xlink:type="simple" xlink:show="embed" xlink:actuate="onLoad">
              <text:p/>
            </draw:image>
            <draw:image xlink:href="Pictures/10000201000000D9000000A254D6B4FD6339C92E.png" xlink:type="simple" xlink:show="embed" xlink:actuate="onLoad"/>
          </draw:frame>
          <draw:frame draw:style-name="gr2" draw:text-style-name="P3" draw:layer="layout" svg:width="2.089cm" svg:height="1.247cm" svg:x="-3.954cm" svg:y="13.023cm">
            <loext:p/>
            <draw:object xlink:href="./Object 25" xlink:type="simple" xlink:show="embed" xlink:actuate="onLoad"/>
            <draw:image xlink:href="./ObjectReplacements/Object 25" xlink:type="simple" xlink:show="embed" xlink:actuate="onLoad"/>
          </draw:frame>
        </draw:g>
        <draw:g>
          <draw:glue-point draw:id="4" svg:x="-3.239cm" svg:y="-2.8cm" draw:escape-direction="up"/>
          <draw:glue-point draw:id="5" svg:x="3.572cm" svg:y="-2.8cm" draw:escape-direction="up"/>
          <draw:frame draw:style-name="gr3" draw:text-style-name="P3" draw:layer="layout" svg:width="4.63cm" svg:height="3.464cm" svg:x="-4.805cm" svg:y="4.701cm">
            <draw:image xlink:href="Pictures/100011FD0000166F000010C90F1DBCEA64DAEF5D.svg" xlink:type="simple" xlink:show="embed" xlink:actuate="onLoad">
              <text:p/>
            </draw:image>
            <draw:image xlink:href="Pictures/10000201000000D9000000A2784DA95E9EA73FB8.png" xlink:type="simple" xlink:show="embed" xlink:actuate="onLoad"/>
          </draw:frame>
          <draw:frame draw:style-name="gr2" draw:text-style-name="P3" draw:layer="layout" svg:width="0.808cm" svg:height="1.247cm" svg:x="-1.403cm" svg:y="5.553cm">
            <loext:p/>
            <draw:object xlink:href="./Object 26" xlink:type="simple" xlink:show="embed" xlink:actuate="onLoad"/>
            <draw:image xlink:href="./ObjectReplacements/Object 26" xlink:type="simple" xlink:show="embed" xlink:actuate="onLoad"/>
          </draw:frame>
          <draw:frame draw:style-name="gr2" draw:text-style-name="P3" draw:layer="layout" svg:width="0.605cm" svg:height="1.247cm" svg:x="-4.402cm" svg:y="5.554cm">
            <loext:p/>
            <draw:object xlink:href="./Object 27" xlink:type="simple" xlink:show="embed" xlink:actuate="onLoad"/>
            <draw:image xlink:href="./ObjectReplacements/Object 27" xlink:type="simple" xlink:show="embed" xlink:actuate="onLoad"/>
          </draw:frame>
        </draw:g>
        <draw:g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3" draw:text-style-name="P3" draw:layer="layout" svg:width="4.63cm" svg:height="3.464cm" svg:x="-9.304cm" svg:y="0.889cm">
            <draw:image xlink:href="Pictures/10002ED10000166F000010C9932716F2D37527C7.svg" xlink:type="simple" xlink:show="embed" xlink:actuate="onLoad">
              <text:p/>
            </draw:image>
            <draw:image xlink:href="Pictures/10000201000000D9000000A26202C34FDF998C3C.png" xlink:type="simple" xlink:show="embed" xlink:actuate="onLoad"/>
          </draw:frame>
          <draw:frame draw:style-name="gr2" draw:text-style-name="P3" draw:layer="layout" svg:width="0.883cm" svg:height="0.837cm" svg:x="-7.406cm" svg:y="2.487cm">
            <loext:p/>
            <draw:object xlink:href="./Object 28" xlink:type="simple" xlink:show="embed" xlink:actuate="onLoad"/>
            <draw:image xlink:href="./ObjectReplacements/Object 28" xlink:type="simple" xlink:show="embed" xlink:actuate="onLoad"/>
          </draw:frame>
          <draw:frame draw:style-name="gr2" draw:text-style-name="P3" draw:layer="layout" svg:width="0.858cm" svg:height="0.639cm" svg:x="-9.105cm" svg:y="2.588cm">
            <loext:p/>
            <draw:object xlink:href="./Object 29" xlink:type="simple" xlink:show="embed" xlink:actuate="onLoad"/>
            <draw:image xlink:href="./ObjectReplacements/Object 29" xlink:type="simple" xlink:show="embed" xlink:actuate="onLoad"/>
          </draw:frame>
          <draw:frame draw:style-name="gr2" draw:text-style-name="P3" draw:layer="layout" svg:width="0.947cm" svg:height="0.66cm" svg:x="-6.205cm" svg:y="1.688cm">
            <loext:p/>
            <draw:object xlink:href="./Object 30" xlink:type="simple" xlink:show="embed" xlink:actuate="onLoad"/>
            <draw:image xlink:href="./ObjectReplacements/Object 30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3" draw:layer="layout" svg:width="4.63cm" svg:height="3.464cm" svg:x="-13.926cm" svg:y="0.924cm">
            <draw:image xlink:href="Pictures/100040760000166F000010C9120BF5CB35BD9A33.svg" xlink:type="simple" xlink:show="embed" xlink:actuate="onLoad">
              <text:p/>
            </draw:image>
            <draw:image xlink:href="Pictures/10000201000000D9000000A21C15A1265673D353.png" xlink:type="simple" xlink:show="embed" xlink:actuate="onLoad"/>
          </draw:frame>
          <draw:frame draw:style-name="gr2" draw:text-style-name="P3" draw:layer="layout" svg:width="0.883cm" svg:height="0.837cm" svg:x="-12.127cm" svg:y="2.711cm">
            <loext:p/>
            <draw:object xlink:href="./Object 31" xlink:type="simple" xlink:show="embed" xlink:actuate="onLoad"/>
            <draw:image xlink:href="./ObjectReplacements/Object 31" xlink:type="simple" xlink:show="embed" xlink:actuate="onLoad"/>
          </draw:frame>
          <draw:frame draw:style-name="gr2" draw:text-style-name="P3" draw:layer="layout" svg:width="0.947cm" svg:height="0.66cm" svg:x="-10.826cm" svg:y="1.812cm">
            <loext:p/>
            <draw:object xlink:href="./Object 32" xlink:type="simple" xlink:show="embed" xlink:actuate="onLoad"/>
            <draw:image xlink:href="./ObjectReplacements/Object 32" xlink:type="simple" xlink:show="embed" xlink:actuate="onLoad"/>
          </draw:frame>
        </draw:g>
        <draw:g>
          <draw:glue-point draw:id="4" svg:x="0.062cm" svg:y="-3.533cm" draw:escape-direction="up"/>
          <draw:frame draw:style-name="gr3" draw:text-style-name="P3" draw:layer="layout" svg:width="4.63cm" svg:height="3.464cm" svg:x="-4.718cm" svg:y="16.029cm">
            <draw:image xlink:href="Pictures/100026D80000166F000010C98A4A87423F9945D3.svg" xlink:type="simple" xlink:show="embed" xlink:actuate="onLoad">
              <text:p/>
            </draw:image>
            <draw:image xlink:href="Pictures/10000201000000D9000000A21026EFEEE5BE2D63.png" xlink:type="simple" xlink:show="embed" xlink:actuate="onLoad"/>
          </draw:frame>
          <draw:frame draw:style-name="gr2" draw:text-style-name="P3" draw:layer="layout" svg:width="0.934cm" svg:height="0.862cm" svg:x="-2.881cm" svg:y="16.797cm">
            <loext:p/>
            <draw:object xlink:href="./Object 36" xlink:type="simple" xlink:show="embed" xlink:actuate="onLoad"/>
            <draw:image xlink:href="./ObjectReplacements/Object 36" xlink:type="simple" xlink:show="embed" xlink:actuate="onLoad"/>
          </draw:frame>
        </draw:g>
        <draw:g>
          <draw:glue-point draw:id="4" svg:x="-1.034cm" svg:y="-3.166cm" draw:escape-direction="up"/>
          <draw:glue-point draw:id="5" svg:x="1.982cm" svg:y="-3.166cm" draw:escape-direction="up"/>
          <draw:frame draw:style-name="gr3" draw:text-style-name="P3" draw:layer="layout" svg:width="4.63cm" svg:height="3.464cm" svg:x="-9.351cm" svg:y="8.48cm">
            <draw:image xlink:href="Pictures/10001A900000166F000010C9668920C3477D909C.svg" xlink:type="simple" xlink:show="embed" xlink:actuate="onLoad">
              <text:p/>
            </draw:image>
            <draw:image xlink:href="Pictures/10000201000000D9000000A24EA1795083A440F4.png" xlink:type="simple" xlink:show="embed" xlink:actuate="onLoad"/>
          </draw:frame>
          <draw:frame draw:style-name="gr2" draw:text-style-name="P3" draw:layer="layout" svg:width="2.127cm" svg:height="1.283cm" svg:x="-7.809cm" svg:y="9.148cm">
            <loext:p/>
            <draw:object xlink:href="./Object 41" xlink:type="simple" xlink:show="embed" xlink:actuate="onLoad"/>
            <draw:image xlink:href="./ObjectReplacements/Object 41" xlink:type="simple" xlink:show="embed" xlink:actuate="onLoad"/>
          </draw:frame>
        </draw:g>
        <draw:g>
          <draw:glue-point draw:id="4" svg:x="-0.062cm" svg:y="-3.432cm" draw:escape-direction="up"/>
          <draw:frame draw:style-name="gr3" draw:text-style-name="P3" draw:layer="layout" svg:width="4.63cm" svg:height="3.464cm" svg:x="-9.352cm" svg:y="12.301cm">
            <draw:image xlink:href="Pictures/100023220000166F000010C98BDD6AE25A63C9EA.svg" xlink:type="simple" xlink:show="embed" xlink:actuate="onLoad">
              <text:p/>
            </draw:image>
            <draw:image xlink:href="Pictures/10000201000000D9000000A20243357988D126CE.png" xlink:type="simple" xlink:show="embed" xlink:actuate="onLoad"/>
          </draw:frame>
          <draw:frame draw:style-name="gr2" draw:text-style-name="P3" draw:layer="layout" svg:width="0.901cm" svg:height="0.901cm" svg:x="-7.511cm" svg:y="13.085cm">
            <loext:p/>
            <draw:object xlink:href="./Object 42" xlink:type="simple" xlink:show="embed" xlink:actuate="onLoad"/>
            <draw:image xlink:href="./ObjectReplacements/Object 42" xlink:type="simple" xlink:show="embed" xlink:actuate="onLoad"/>
          </draw:frame>
        </draw:g>
        <draw:g>
          <draw:glue-point draw:id="4" svg:x="1.308cm" svg:y="-1.232cm" draw:escape-direction="up"/>
          <draw:glue-point draw:id="5" svg:x="-1.434cm" svg:y="-1.232cm" draw:escape-direction="up"/>
          <draw:frame draw:style-name="gr3" draw:text-style-name="P3" draw:layer="layout" svg:width="4.63cm" svg:height="3.464cm" svg:x="-9.335cm" svg:y="4.701cm">
            <draw:image xlink:href="Pictures/100015A90000166F000010C9EB5C1CD63F722430.svg" xlink:type="simple" xlink:show="embed" xlink:actuate="onLoad">
              <text:p/>
            </draw:image>
            <draw:image xlink:href="Pictures/10000201000000D9000000A289F98445D2EFEC50.png" xlink:type="simple" xlink:show="embed" xlink:actuate="onLoad"/>
          </draw:frame>
          <draw:frame draw:style-name="gr2" draw:text-style-name="P3" draw:layer="layout" svg:width="2.127cm" svg:height="1.283cm" svg:x="-8.105cm" svg:y="6.05cm">
            <loext:p/>
            <draw:object xlink:href="./Object 45" xlink:type="simple" xlink:show="embed" xlink:actuate="onLoad"/>
            <draw:image xlink:href="./ObjectReplacements/Object 45" xlink:type="simple" xlink:show="embed" xlink:actuate="onLoad"/>
          </draw:frame>
        </draw:g>
        <draw:g>
          <draw:glue-point draw:id="4" svg:x="-0.131cm" svg:y="-2.889cm" draw:escape-direction="up"/>
          <draw:frame draw:style-name="gr3" draw:text-style-name="P3" draw:layer="layout" svg:width="4.63cm" svg:height="3.464cm" svg:x="28.171cm" svg:y="0.943cm">
            <draw:image xlink:href="Pictures/100019850000166F000010C964FFD20DD43AE974.svg" xlink:type="simple" xlink:show="embed" xlink:actuate="onLoad">
              <text:p/>
            </draw:image>
            <draw:image xlink:href="Pictures/10000201000000D9000000A29DAFA495632173CC.png" xlink:type="simple" xlink:show="embed" xlink:actuate="onLoad"/>
          </draw:frame>
          <draw:frame draw:style-name="gr2" draw:text-style-name="P3" draw:layer="layout" svg:width="0.972cm" svg:height="1.247cm" svg:x="29.961cm" svg:y="1.553cm">
            <loext:p/>
            <draw:object xlink:href="./Object 47" xlink:type="simple" xlink:show="embed" xlink:actuate="onLoad"/>
            <draw:image xlink:href="./ObjectReplacements/Object 47" xlink:type="simple" xlink:show="embed" xlink:actuate="onLoad"/>
          </draw:frame>
        </draw:g>
        <draw:frame draw:style-name="gr4" draw:text-style-name="P4" draw:layer="layout" svg:width="10.472cm" svg:height="1.28cm" svg:x="-12.165cm" svg:y="-0.419cm">
          <draw:text-box>
            <text:p><text:span text:style-name="T2">Continuous Distributions</text:span></text:p>
          </draw:text-box>
        </draw:frame>
        <draw:frame draw:style-name="gr5" draw:text-style-name="P4" draw:layer="layout" svg:width="9.189cm" svg:height="1.28cm" svg:x="28.435cm" svg:y="-0.319cm">
          <draw:text-box>
            <text:p><text:span text:style-name="T2">Discrete Distributions</text:span></text:p>
          </draw:text-box>
        </draw:frame>
        <draw:frame draw:style-name="gr6" draw:text-style-name="P4" draw:layer="layout" svg:width="8.224cm" svg:height="1.28cm" svg:x="29.536cm" svg:y="13.181cm">
          <draw:text-box>
            <text:p><text:span text:style-name="T2">Connectors &amp; Misc</text:span></text:p>
          </draw:text-box>
        </draw:frame>
        <draw:frame draw:style-name="gr2" draw:text-style-name="P3" draw:layer="layout" svg:width="1.127cm" svg:height="1.417cm" svg:x="28.608cm" svg:y="17.39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3" draw:layer="layout" svg:width="1.604cm" svg:height="1.445cm" svg:x="30.209cm" svg:y="17.394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3" draw:layer="layout" svg:width="0.947cm" svg:height="0.659cm" svg:x="33.792cm" svg:y="17.805cm">
          <lo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2" draw:text-style-name="P3" draw:layer="layout" svg:width="9.397cm" svg:height="2.68cm" svg:x="28.329cm" svg:y="18.94cm">
          <lo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7" draw:text-style-name="P5" draw:layer="layout" svg:width="0.98cm" svg:height="1.195cm" svg:x="37.633cm" svg:y="14.593cm">
          <draw:text-box>
            <text:p><text:span text:style-name="T3">=</text:span></text:p>
          </draw:text-box>
        </draw:frame>
        <draw:frame draw:style-name="gr8" draw:text-style-name="P5" draw:layer="layout" svg:width="0.959cm" svg:height="1.195cm" svg:x="37.634cm" svg:y="15.494cm">
          <draw:text-box>
            <text:p><text:span text:style-name="T3">~</text:span></text:p>
          </draw:text-box>
        </draw:frame>
        <draw:g>
          <draw:glue-point draw:id="4" svg:x="-0.211cm" svg:y="-0.499cm" draw:escape-direction="up"/>
          <draw:glue-point draw:id="5" svg:x="2.531cm" svg:y="-2.332cm"/>
          <draw:frame draw:style-name="gr3" draw:text-style-name="P3" draw:layer="layout" svg:width="4.63cm" svg:height="3.464cm" svg:x="-13.921cm" svg:y="4.697cm">
            <draw:image xlink:href="Pictures/100032470000166F000010C9D09A649F53761F15.svg" xlink:type="simple" xlink:show="embed" xlink:actuate="onLoad">
              <text:p/>
            </draw:image>
            <draw:image xlink:href="Pictures/10000201000000D9000000A21ED40585AF0F11EE.png" xlink:type="simple" xlink:show="embed" xlink:actuate="onLoad"/>
          </draw:frame>
          <draw:frame draw:style-name="gr2" draw:text-style-name="P3" draw:layer="layout" svg:width="0.934cm" svg:height="0.862cm" svg:x="-10.903cm" svg:y="5.8cm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style-name="gr2" draw:text-style-name="P3" draw:layer="layout" svg:width="1.207cm" svg:height="1.417cm" svg:x="-12.102cm" svg:y="6.001cm">
            <lo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draw:g>
        <draw:line draw:style-name="gr9" draw:text-style-name="P3" draw:layer="layout" svg:x1="37.141cm" svg:y1="14.675cm" svg:x2="37.139cm" svg:y2="16.58cm">
          <text:p/>
        </draw:line>
        <draw:frame draw:style-name="gr10" draw:text-style-name="P6" draw:layer="layout" svg:width="5.286cm" svg:height="1.916cm" svg:x="31.39cm" svg:y="14.575cm">
          <draw:text-box>
            <text:p><text:span text:style-name="T4">← “</text:span><text:span text:style-name="T4">sticky” connectors</text:span></text:p>
            <text:p><text:span text:style-name="T4"/></text:p>
            <text:p><text:span text:style-name="T4">non-”sticky” arrow →</text:span></text:p>
          </draw:text-box>
        </draw:frame>
        <draw:frame draw:style-name="gr11" draw:text-style-name="P7" draw:layer="layout" svg:width="15.386cm" svg:height="1.517cm" svg:x="6.989cm" svg:y="-1.524cm">
          <draw:text-box>
            <text:p><text:span text:style-name="T5">DIY Kruschke Style Diagrams</text:span></text:p>
          </draw:text-box>
        </draw:frame>
        <draw:frame draw:style-name="gr12" draw:text-style-name="P8" draw:layer="layout" svg:width="33.147cm" svg:height="1.749cm" svg:x="-0.254cm" svg:y="21.111cm">
          <draw:text-box>
            <text:p>Put together by Rasmus Bååth in 2013. </text:p>
            <text:p>Leave suggestions for improvements at <text:a xlink:href="mailto:rasmus.baath@lucs.lu.se" xlink:type="simple">rasmus.baath@lucs.lu.se</text:a> or <text:a xlink:href="http://www.sumsar.net/" xlink:type="simple">http://www.sumsar.net/</text:a>.</text:p>
          </draw:text-box>
        </draw:frame>
        <draw:frame draw:style-name="gr3" draw:text-style-name="P3" draw:layer="layout" svg:width="4.63cm" svg:height="3.464cm" svg:x="-9.304cm" svg:y="0.889cm">
          <draw:image xlink:href="Pictures/10002ED10000166F000010C9932716F2D37527C7.svg" xlink:type="simple" xlink:show="embed" xlink:actuate="onLoad">
            <text:p/>
          </draw:image>
          <draw:image xlink:href="Pictures/10000201000000D9000000A26202C34FDF998C3C.png" xlink:type="simple" xlink:show="embed" xlink:actuate="onLoad"/>
        </draw:frame>
        <draw:frame draw:style-name="gr3" draw:text-style-name="P3" draw:layer="layout" svg:width="4.63cm" svg:height="3.464cm" svg:x="-9.304cm" svg:y="0.889cm">
          <draw:image xlink:href="Pictures/10002ED10000166F000010C9932716F2D37527C7.svg" xlink:type="simple" xlink:show="embed" xlink:actuate="onLoad">
            <text:p/>
          </draw:image>
          <draw:image xlink:href="Pictures/10000201000000D9000000A26202C34FDF998C3C.png" xlink:type="simple" xlink:show="embed" xlink:actuate="onLoad"/>
        </draw:frame>
        <draw:g>
          <draw:frame draw:style-name="gr2" draw:text-style-name="P3" draw:layer="layout" svg:width="0.883cm" svg:height="0.837cm" svg:x="-7.406cm" svg:y="2.487cm">
            <loext:p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style-name="gr2" draw:text-style-name="P3" draw:layer="layout" svg:width="0.858cm" svg:height="0.639cm" svg:x="-9.105cm" svg:y="2.588cm">
            <loext:p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style-name="gr2" draw:text-style-name="P3" draw:layer="layout" svg:width="0.947cm" svg:height="0.66cm" svg:x="-6.205cm" svg:y="1.688cm">
            <loext:p/>
            <draw:object xlink:href="./Object 33" xlink:type="simple" xlink:show="embed" xlink:actuate="onLoad"/>
            <draw:image xlink:href="./ObjectReplacements/Object 33" xlink:type="simple" xlink:show="embed" xlink:actuate="onLoad"/>
          </draw:frame>
          <draw:frame draw:style-name="gr3" draw:text-style-name="P3" draw:layer="layout" svg:width="4.63cm" svg:height="3.464cm" svg:x="-9.304cm" svg:y="0.889cm">
            <draw:image xlink:href="Pictures/10002ED10000166F000010C9932716F2D37527C7.svg" xlink:type="simple" xlink:show="embed" xlink:actuate="onLoad">
              <text:p/>
            </draw:image>
            <draw:image xlink:href="Pictures/10000201000000D9000000A26202C34FDF998C3C.png" xlink:type="simple" xlink:show="embed" xlink:actuate="onLoad"/>
          </draw:frame>
        </draw:g>
        <draw:connector draw:style-name="gr1" draw:text-style-name="P2" draw:layer="layout" draw:type="line" svg:x1="11.883cm" svg:y1="15.567cm" svg:x2="11.896cm" svg:y2="17.137cm" svg:d="M11883 15567l13 1570" svg:viewBox="0 0 14 1571">
          <text:p text:style-name="P1"><text:span text:style-name="T1"><text:s text:c="4"/></text:span></text:p>
        </draw:connector>
        <draw:frame draw:style-name="gr2" draw:text-style-name="P3" draw:layer="layout" svg:width="0.898cm" svg:height="1.247cm" svg:x="11.453cm" svg:y="16.974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8" draw:text-style-name="P5" draw:layer="layout" svg:width="0.959cm" svg:height="1.195cm" svg:x="10.828cm" svg:y="15.575cm">
          <draw:text-box>
            <text:p><text:span text:style-name="T3">~</text:span></text:p>
          </draw:text-box>
        </draw:frame>
        <draw:connector draw:style-name="gr1" draw:text-style-name="P2" draw:layer="layout" draw:type="line" svg:x1="11.883cm" svg:y1="10.697cm" svg:x2="11.922cm" svg:y2="12.4cm" svg:d="M11883 10697l39 1703" svg:viewBox="0 0 40 1704">
          <text:p text:style-name="P1"><text:span text:style-name="T1">= <text:s text:c="3"/></text:span></text:p>
        </draw:connector>
        <draw:frame draw:style-name="gr2" draw:text-style-name="P3" draw:layer="layout" svg:width="7.977cm" svg:height="1.341cm" svg:x="6.298cm" svg:y="9.123cm">
          <lo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3" draw:layer="layout" svg:width="4.63cm" svg:height="3.464cm" svg:x="7.172cm" svg:y="3.635cm">
            <draw:image xlink:href="Pictures/100040760000166F000010C9120BF5CB35BD9A33.svg" xlink:type="simple" xlink:show="embed" xlink:actuate="onLoad">
              <text:p/>
            </draw:image>
            <draw:image xlink:href="Pictures/10000201000000D9000000A21C15A1265673D353.png" xlink:type="simple" xlink:show="embed" xlink:actuate="onLoad"/>
          </draw:frame>
          <draw:frame draw:style-name="gr2" draw:text-style-name="P3" draw:layer="layout" svg:width="1.336cm" svg:height="0.836cm" svg:x="8.859cm" svg:y="5.367cm">
            <loext:p/>
            <draw:object xlink:href="./Object 35" xlink:type="simple" xlink:show="embed" xlink:actuate="onLoad"/>
            <draw:image xlink:href="./ObjectReplacements/Object 35" xlink:type="simple" xlink:show="embed" xlink:actuate="onLoad"/>
          </draw:frame>
          <draw:frame draw:style-name="gr2" draw:text-style-name="P3" draw:layer="layout" svg:width="1.401cm" svg:height="0.857cm" svg:x="10.272cm" svg:y="4.523cm">
            <loext:p/>
            <draw:object xlink:href="./Object 37" xlink:type="simple" xlink:show="embed" xlink:actuate="onLoad"/>
            <draw:image xlink:href="./ObjectReplacements/Object 37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3" draw:layer="layout" svg:width="4.63cm" svg:height="3.464cm" svg:x="11.987cm" svg:y="3.635cm">
            <draw:image xlink:href="Pictures/100040760000166F000010C9120BF5CB35BD9A33.svg" xlink:type="simple" xlink:show="embed" xlink:actuate="onLoad">
              <text:p/>
            </draw:image>
            <draw:image xlink:href="Pictures/10000201000000D9000000A21C15A1265673D353.png" xlink:type="simple" xlink:show="embed" xlink:actuate="onLoad"/>
          </draw:frame>
          <draw:frame draw:style-name="gr2" draw:text-style-name="P3" draw:layer="layout" svg:width="0.795cm" svg:height="1.245cm" svg:x="13.786cm" svg:y="5.422cm">
            <loext:p/>
            <draw:object xlink:href="./Object 38" xlink:type="simple" xlink:show="embed" xlink:actuate="onLoad"/>
            <draw:image xlink:href="./ObjectReplacements/Object 38" xlink:type="simple" xlink:show="embed" xlink:actuate="onLoad"/>
          </draw:frame>
          <draw:frame draw:style-name="gr2" draw:text-style-name="P3" draw:layer="layout" svg:width="1.304cm" svg:height="0.988cm" svg:x="15.087cm" svg:y="4.523cm">
            <loext:p/>
            <draw:object xlink:href="./Object 39" xlink:type="simple" xlink:show="embed" xlink:actuate="onLoad"/>
            <draw:image xlink:href="./ObjectReplacements/Object 39" xlink:type="simple" xlink:show="embed" xlink:actuate="onLoad"/>
          </draw:frame>
        </draw:g>
        <draw:connector draw:style-name="gr1" draw:text-style-name="P2" draw:layer="layout" draw:type="line" svg:x1="14.32cm" svg:y1="7.226cm" svg:x2="13.037cm" svg:y2="9.145cm" svg:d="M14320 7226l-1283 1919" svg:viewBox="0 0 1284 1920">
          <text:p text:style-name="P1"><text:span text:style-name="T1">~ <text:s text:c="3"/></text:span></text:p>
        </draw:connector>
        <draw:connector draw:style-name="gr1" draw:text-style-name="P2" draw:layer="layout" draw:type="line" svg:x1="9.737cm" svg:y1="7.226cm" svg:x2="11.02cm" svg:y2="9.145cm" svg:d="M9737 7226l1283 1919" svg:viewBox="0 0 1284 1920">
          <text:p text:style-name="P1"><text:span text:style-name="T1">~ <text:s text:c="3"/></text:span></text:p>
        </draw:connector>
        <draw:g>
          <draw:glue-point draw:id="4" svg:x="0.336cm" svg:y="-3.799cm" draw:escape-direction="up"/>
          <draw:frame draw:style-name="gr3" draw:text-style-name="P3" draw:layer="layout" svg:width="4.63cm" svg:height="3.464cm" svg:x="9.571cm" svg:y="11.991cm">
            <draw:image xlink:href="Pictures/10001F8B0000166F000010C92AFB0065B8A12897.svg" xlink:type="simple" xlink:show="embed" xlink:actuate="onLoad">
              <text:p/>
            </draw:image>
            <draw:image xlink:href="Pictures/10000201000000D9000000A26FBF416569D6DD3E.png" xlink:type="simple" xlink:show="embed" xlink:actuate="onLoad"/>
          </draw:frame>
          <draw:frame draw:style-name="gr2" draw:text-style-name="P3" draw:layer="layout" svg:width="0.795cm" svg:height="0.881cm" svg:x="11.592cm" svg:y="12.594cm">
            <loext:p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smus Bååth</meta:initial-creator>
    <meta:creation-date>2013-10-23T15:09:14</meta:creation-date>
    <dc:date>2016-10-10T11:53:41.276486105</dc:date>
    <dc:creator>Osvaldo Martin</dc:creator>
    <meta:editing-duration>P1DT6H48M29S</meta:editing-duration>
    <meta:editing-cycles>49</meta:editing-cycles>
    <meta:generator>LibreOffice/5.1.4.2$Linux_X86_64 LibreOffice_project/10m0$Build-2</meta:generator>
    <meta:document-statistic meta:object-count="114"/>
  </office:meta>
</office:document-meta>
</file>

<file path=Object 1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10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

<file path=Object 11/content.xml><?xml version="1.0" encoding="utf-8"?>
<math xmlns="http://www.w3.org/1998/Math/MathML" display="block">
  <semantics>
    <mi>p</mi>
    <annotation encoding="StarMath 5.0">p</annotation>
  </semantics>
</math>
</file>

<file path=Object 12/content.xml><?xml version="1.0" encoding="utf-8"?>
<math xmlns="http://www.w3.org/1998/Math/MathML">
  <semantics>
    <mrow>
      <msub>
        <mi>n</mi>
        <mn>1,</mn>
      </msub>
      <msub>
        <mi>n</mi>
        <mn>2,</mn>
      </msub>
      <msub>
        <mi>m</mi>
        <mn>1,</mn>
      </msub>
      <mo stretchy="false">ψ</mo>
    </mrow>
    <annotation encoding="StarMath 5.0">n_1,n_2,m_1,%psi</annotation>
  </semantics>
</math>
</file>

<file path=Object 13/content.xml><?xml version="1.0" encoding="utf-8"?>
<math xmlns="http://www.w3.org/1998/Math/MathML">
  <semantics>
    <mrow>
      <msub>
        <mi>x</mi>
        <mrow>
          <mrow>
            <mi>j</mi>
            <mo stretchy="false">∣</mo>
            <mi>i</mi>
          </mrow>
        </mrow>
      </msub>
    </mrow>
    <annotation encoding="StarMath 5.0">x_{j divides i}</annotation>
  </semantics>
</math>
</file>

<file path=Object 14/content.xml><?xml version="1.0" encoding="utf-8"?>
<math xmlns="http://www.w3.org/1998/Math/MathML" display="block">
  <semantics>
    <mi mathvariant="normal">ν</mi>
    <annotation encoding="StarMath 5.0">%nu</annotation>
  </semantics>
</math>
</file>

<file path=Object 15/content.xml><?xml version="1.0" encoding="utf-8"?>
<math xmlns="http://www.w3.org/1998/Math/MathML" display="block">
  <semantics>
    <mi mathvariant="normal">θ</mi>
    <annotation encoding="StarMath 5.0">%theta</annotation>
  </semantics>
</math>
</file>

<file path=Object 17/content.xml><?xml version="1.0" encoding="utf-8"?>
<math xmlns="http://www.w3.org/1998/Math/MathML" display="block">
  <semantics>
    <mi mathvariant="normal">ν</mi>
    <annotation encoding="StarMath 5.0">%nu</annotation>
  </semantics>
</math>
</file>

<file path=Object 18/content.xml><?xml version="1.0" encoding="utf-8"?>
<math xmlns="http://www.w3.org/1998/Math/MathML" display="block">
  <semantics>
    <mi mathvariant="normal">σ</mi>
    <annotation encoding="StarMath 5.0">%sigma</annotation>
  </semantics>
</math>
</file>

<file path=Object 19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0/content.xml><?xml version="1.0" encoding="utf-8"?>
<math xmlns="http://www.w3.org/1998/Math/MathML">
  <semantics>
    <mrow>
      <mi>p</mi>
      <mi>,</mi>
      <mi>r</mi>
    </mrow>
    <annotation encoding="StarMath 5.0">p,r</annotation>
  </semantics>
</math>
</file>

<file path=Object 21/content.xml><?xml version="1.0" encoding="utf-8"?>
<math xmlns="http://www.w3.org/1998/Math/MathML" display="block">
  <semantics>
    <mi mathvariant="normal">π</mi>
    <annotation encoding="StarMath 5.0">%pi</annotation>
  </semantics>
</math>
</file>

<file path=Object 2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2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4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25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26/content.xml><?xml version="1.0" encoding="utf-8"?>
<math xmlns="http://www.w3.org/1998/Math/MathML" display="block">
  <semantics>
    <mi>h</mi>
    <annotation encoding="StarMath 5.0">h</annotation>
  </semantics>
</math>
</file>

<file path=Object 27/content.xml><?xml version="1.0" encoding="utf-8"?>
<math xmlns="http://www.w3.org/1998/Math/MathML" display="block">
  <semantics>
    <mi>l</mi>
    <annotation encoding="StarMath 5.0">l</annotation>
  </semantics>
</math>
</file>

<file path=Object 28/content.xml><?xml version="1.0" encoding="utf-8"?>
<math xmlns="http://www.w3.org/1998/Math/MathML" display="block">
  <semantics>
    <mi mathvariant="normal">μ</mi>
    <annotation encoding="StarMath 5.0">%mu</annotation>
  </semantics>
</math>
</file>

<file path=Object 29/content.xml><?xml version="1.0" encoding="utf-8"?>
<math xmlns="http://www.w3.org/1998/Math/MathML" display="block">
  <semantics>
    <mi mathvariant="normal">ν</mi>
    <annotation encoding="StarMath 5.0">%nu</annotation>
  </semantics>
</math>
</file>

<file path=Object 3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30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1/content.xml><?xml version="1.0" encoding="utf-8"?>
<math xmlns="http://www.w3.org/1998/Math/MathML" display="block">
  <semantics>
    <mi mathvariant="normal">μ</mi>
    <annotation encoding="StarMath 5.0">%mu</annotation>
  </semantics>
</math>
</file>

<file path=Object 32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3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4/content.xml><?xml version="1.0" encoding="utf-8"?>
<math xmlns="http://www.w3.org/1998/Math/MathML">
  <semantics>
    <mrow>
      <mi mathvariant="italic">softmax</mi>
      <mrow>
        <mo fence="true" stretchy="false">(</mo>
        <mrow>
          <mrow>
            <mrow>
              <mi mathvariant="normal">α</mi>
              <mo stretchy="false">+</mo>
              <mi mathvariant="normal">β</mi>
            </mrow>
            <mi>X</mi>
          </mrow>
        </mrow>
        <mo fence="true" stretchy="false">)</mo>
      </mrow>
    </mrow>
    <annotation encoding="StarMath 5.0">softmax(%alpha + %beta X)</annotation>
  </semantics>
</math>
</file>

<file path=Object 35/content.xml><?xml version="1.0" encoding="utf-8"?>
<math xmlns="http://www.w3.org/1998/Math/MathML" display="block">
  <semantics>
    <msub>
      <mi mathvariant="normal">μ</mi>
      <mi mathvariant="normal">α</mi>
    </msub>
    <annotation encoding="StarMath 5.0">%mu_%alpha

</annotation>
  </semantics>
</math>
</file>

<file path=Object 36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37/content.xml><?xml version="1.0" encoding="utf-8"?>
<math xmlns="http://www.w3.org/1998/Math/MathML" display="block">
  <semantics>
    <msub>
      <mi mathvariant="normal">σ</mi>
      <mi mathvariant="normal">α</mi>
    </msub>
    <annotation encoding="StarMath 5.0">%sigma_%alpha</annotation>
  </semantics>
</math>
</file>

<file path=Object 38/content.xml><?xml version="1.0" encoding="utf-8"?>
<math xmlns="http://www.w3.org/1998/Math/MathML" display="block">
  <semantics>
    <mn>0</mn>
    <annotation encoding="StarMath 5.0">0
</annotation>
  </semantics>
</math>
</file>

<file path=Object 39/content.xml><?xml version="1.0" encoding="utf-8"?>
<math xmlns="http://www.w3.org/1998/Math/MathML" display="block">
  <semantics>
    <msub>
      <mi mathvariant="normal">σ</mi>
      <mi mathvariant="normal">β</mi>
    </msub>
    <annotation encoding="StarMath 5.0">%sigma_%beta
</annotation>
  </semantics>
</math>
</file>

<file path=Object 4/content.xml><?xml version="1.0" encoding="utf-8"?>
<math xmlns="http://www.w3.org/1998/Math/MathML" display="block">
  <semantics>
    <mi mathvariant="normal">μ</mi>
    <annotation encoding="StarMath 5.0">%mu</annotation>
  </semantics>
</math>
</file>

<file path=Object 41/content.xml><?xml version="1.0" encoding="utf-8"?>
<math xmlns="http://www.w3.org/1998/Math/MathML" display="block">
  <semantics>
    <mrow>
      <mi mathvariant="normal">α</mi>
      <mi>,</mi>
      <mi mathvariant="normal">β</mi>
    </mrow>
    <annotation encoding="StarMath 5.0">%alpha,%beta</annotation>
  </semantics>
</math>
</file>

<file path=Object 42/content.xml><?xml version="1.0" encoding="utf-8"?>
<math xmlns="http://www.w3.org/1998/Math/MathML" display="block">
  <semantics>
    <mi mathvariant="normal">λ</mi>
    <annotation encoding="StarMath 5.0">%lambda</annotation>
  </semantics>
</math>
</file>

<file path=Object 45/content.xml><?xml version="1.0" encoding="utf-8"?>
<math xmlns="http://www.w3.org/1998/Math/MathML" display="block">
  <semantics>
    <mrow>
      <mi mathvariant="normal">α</mi>
      <mi>,</mi>
      <mi mathvariant="normal">β</mi>
    </mrow>
    <annotation encoding="StarMath 5.0">%alpha,%beta</annotation>
  </semantics>
</math>
</file>

<file path=Object 47/content.xml><?xml version="1.0" encoding="utf-8"?>
<math xmlns="http://www.w3.org/1998/Math/MathML" display="block">
  <semantics>
    <mi>p</mi>
    <annotation encoding="StarMath 5.0">p</annotation>
  </semantics>
</math>
</file>

<file path=Object 4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9/content.xml><?xml version="1.0" encoding="utf-8"?>
<math xmlns="http://www.w3.org/1998/Math/MathML">
  <semantics>
    <munder>
      <munder>
        <mrow>
          <mtext>logistic</mtext>
          <mrow>
            <mo fence="true" stretchy="false">(</mo>
            <mrow>
              <mrow>
                <msub>
                  <mi mathvariant="normal">β</mi>
                  <mn>0</mn>
                </msub>
                <mo stretchy="false">+</mo>
                <mrow>
                  <msub>
                    <mo stretchy="false">∑</mo>
                    <mi>i</mi>
                  </msub>
                  <mrow>
                    <msub>
                      <mi mathvariant="normal">β</mi>
                      <mi>i</mi>
                    </msub>
                    <msub>
                      <mi>x</mi>
                      <mi>i</mi>
                    </msub>
                  </mrow>
                </mrow>
              </mrow>
            </mrow>
            <mo fence="true" stretchy="false">)</mo>
          </mrow>
        </mrow>
        <mo stretchy="true">⏟</mo>
      </munder>
      <mrow/>
    </munder>
    <annotation encoding="StarMath 5.0">{"logistic"(%beta_0 + sum_i  {%beta_i x_{i}})} underbrace {}</annotation>
  </semantics>
</math>
</file>

<file path=Object 5/content.xml><?xml version="1.0" encoding="utf-8"?>
<math xmlns="http://www.w3.org/1998/Math/MathML" display="block">
  <semantics>
    <mi>y</mi>
    <annotation encoding="StarMath 5.0">y</annotation>
  </semantics>
</math>
</file>

<file path=Object 6/content.xml><?xml version="1.0" encoding="utf-8"?>
<math xmlns="http://www.w3.org/1998/Math/MathML" display="block">
  <semantics>
    <mi mathvariant="normal">σ</mi>
    <annotation encoding="StarMath 5.0">%sigma</annotation>
  </semantics>
</math>
</file>

<file path=Object 7/content.xml><?xml version="1.0" encoding="utf-8"?>
<math xmlns="http://www.w3.org/1998/Math/MathML" display="block">
  <semantics>
    <mi mathvariant="normal">μ</mi>
    <annotation encoding="StarMath 5.0">%mu</annotation>
  </semantics>
</math>
</file>

<file path=Object 8/content.xml><?xml version="1.0" encoding="utf-8"?>
<math xmlns="http://www.w3.org/1998/Math/MathML" display="block">
  <semantics>
    <mi>n</mi>
    <annotation encoding="StarMath 5.0">n</annotation>
  </semantics>
</math>
</file>

<file path=Object 9/content.xml><?xml version="1.0" encoding="utf-8"?>
<math xmlns="http://www.w3.org/1998/Math/MathML">
  <semantics>
    <mrow>
      <mi>v</mi>
      <mi>,</mi>
      <mo stretchy="false">λ</mo>
    </mrow>
    <annotation encoding="StarMath 5.0">v,%lambda</annotation>
  </semantics>
</math>
</file>